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382.51pt" svg:x="387.13pt" svg:y="3pt">
            <loext:p draw:notify-on-update-of-ranges="Sheet1.A2:Sheet1.A11 Sheet1.B1:Sheet1.B1 Sheet1.B2:Sheet1.B11 Sheet1.A2:Sheet1.A11 Sheet1.C1:Sheet1.C1 Sheet1.C2:Sheet1.C11 Sheet1.A2:Sheet1.A11 Sheet1.D1:Sheet1.D1 Sheet1.D2:Sheet1.D11 Sheet1.A2:Sheet1.A11 Sheet1.E1:Sheet1.E1 Sheet1.E2:Sheet1.E11 Sheet1.A2:Sheet1.A11 Sheet1.F1:Sheet1.F1 Sheet1.F2:Sheet1.F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330.52pt" svg:x="848.38pt" svg:y="9.04pt">
            <loext:p draw:notify-on-update-of-ranges="Sheet1.A14:Sheet1.A18 Sheet1.B13:Sheet1.B13 Sheet1.B14:Sheet1.B18 Sheet1.A14:Sheet1.A18 Sheet1.C13:Sheet1.C13 Sheet1.C14:Sheet1.C18 Sheet1.A14:Sheet1.A18 Sheet1.D13:Sheet1.D13 Sheet1.D14:Sheet1.D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9pt" svg:height="322.27pt" svg:x="846.03pt" svg:y="353.11pt">
            <loext:p draw:notify-on-update-of-ranges="Sheet1.A21:Sheet1.A30 Sheet1.B20:Sheet1.B20 Sheet1.B21:Sheet1.B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ensity-I</text:p>
          </table:table-cell>
          <table:table-cell office:value-type="string" calcext:value-type="string">
            <text:p>Refcount</text:p>
          </table:table-cell>
          <table:table-cell office:value-type="string" calcext:value-type="string">
            <text:p>HashOffse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62587" calcext:value-type="float">
            <text:p>2.62587</text:p>
          </table:table-cell>
          <table:table-cell office:value-type="float" office:value="2.83444" calcext:value-type="float">
            <text:p>2.83444</text:p>
          </table:table-cell>
          <table:table-cell office:value-type="float" office:value="3.39717" calcext:value-type="float">
            <text:p>3.39717</text:p>
          </table:table-cell>
          <table:table-cell office:value-type="float" office:value="3.22665" calcext:value-type="float">
            <text:p>3.22665</text:p>
          </table:table-cell>
          <table:table-cell office:value-type="float" office:value="2.342" calcext:value-type="float">
            <text:p>2.3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99832" calcext:value-type="float">
            <text:p>5.99832</text:p>
          </table:table-cell>
          <table:table-cell office:value-type="float" office:value="5.96563" calcext:value-type="float">
            <text:p>5.96563</text:p>
          </table:table-cell>
          <table:table-cell office:value-type="float" office:value="7.11155" calcext:value-type="float">
            <text:p>7.11155</text:p>
          </table:table-cell>
          <table:table-cell office:value-type="float" office:value="6.87806" calcext:value-type="float">
            <text:p>6.87806</text:p>
          </table:table-cell>
          <table:table-cell office:value-type="float" office:value="4.77044" calcext:value-type="float">
            <text:p>4.770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.34051" calcext:value-type="float">
            <text:p>9.34051</text:p>
          </table:table-cell>
          <table:table-cell office:value-type="float" office:value="9.33074" calcext:value-type="float">
            <text:p>9.33074</text:p>
          </table:table-cell>
          <table:table-cell office:value-type="float" office:value="10.76988" calcext:value-type="float">
            <text:p>10.76988</text:p>
          </table:table-cell>
          <table:table-cell office:value-type="float" office:value="10.38759" calcext:value-type="float">
            <text:p>10.38759</text:p>
          </table:table-cell>
          <table:table-cell office:value-type="float" office:value="7.17954" calcext:value-type="float">
            <text:p>7.179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.12436" calcext:value-type="float">
            <text:p>13.12436</text:p>
          </table:table-cell>
          <table:table-cell office:value-type="float" office:value="13.21386" calcext:value-type="float">
            <text:p>13.21386</text:p>
          </table:table-cell>
          <table:table-cell office:value-type="float" office:value="14.31075" calcext:value-type="float">
            <text:p>14.31075</text:p>
          </table:table-cell>
          <table:table-cell office:value-type="float" office:value="14.77382" calcext:value-type="float">
            <text:p>14.77382</text:p>
          </table:table-cell>
          <table:table-cell office:value-type="float" office:value="9.97096" calcext:value-type="float">
            <text:p>9.970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85702" calcext:value-type="float">
            <text:p>16.85702</text:p>
          </table:table-cell>
          <table:table-cell office:value-type="float" office:value="17.10875" calcext:value-type="float">
            <text:p>17.10875</text:p>
          </table:table-cell>
          <table:table-cell office:value-type="float" office:value="17.97852" calcext:value-type="float">
            <text:p>17.97852</text:p>
          </table:table-cell>
          <table:table-cell office:value-type="float" office:value="18.08636" calcext:value-type="float">
            <text:p>18.08636</text:p>
          </table:table-cell>
          <table:table-cell office:value-type="float" office:value="12.09742" calcext:value-type="float">
            <text:p>12.097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.8643" calcext:value-type="float">
            <text:p>20.8643</text:p>
          </table:table-cell>
          <table:table-cell office:value-type="float" office:value="20.80486" calcext:value-type="float">
            <text:p>20.80486</text:p>
          </table:table-cell>
          <table:table-cell office:value-type="float" office:value="21.32295" calcext:value-type="float">
            <text:p>21.32295</text:p>
          </table:table-cell>
          <table:table-cell office:value-type="float" office:value="21.96532" calcext:value-type="float">
            <text:p>21.96532</text:p>
          </table:table-cell>
          <table:table-cell office:value-type="float" office:value="14.61533" calcext:value-type="float">
            <text:p>14.615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.39582" calcext:value-type="float">
            <text:p>24.39582</text:p>
          </table:table-cell>
          <table:table-cell office:value-type="float" office:value="25.08274" calcext:value-type="float">
            <text:p>25.08274</text:p>
          </table:table-cell>
          <table:table-cell office:value-type="float" office:value="25.46801" calcext:value-type="float">
            <text:p>25.46801</text:p>
          </table:table-cell>
          <table:table-cell office:value-type="float" office:value="25.04997" calcext:value-type="float">
            <text:p>25.04997</text:p>
          </table:table-cell>
          <table:table-cell office:value-type="float" office:value="17.16688" calcext:value-type="float">
            <text:p>17.166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8.27618" calcext:value-type="float">
            <text:p>28.27618</text:p>
          </table:table-cell>
          <table:table-cell office:value-type="float" office:value="29.10953" calcext:value-type="float">
            <text:p>29.10953</text:p>
          </table:table-cell>
          <table:table-cell office:value-type="float" office:value="29.10615" calcext:value-type="float">
            <text:p>29.10615</text:p>
          </table:table-cell>
          <table:table-cell office:value-type="float" office:value="30.03521" calcext:value-type="float">
            <text:p>30.03521</text:p>
          </table:table-cell>
          <table:table-cell office:value-type="float" office:value="19.47466" calcext:value-type="float">
            <text:p>19.474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1.61948" calcext:value-type="float">
            <text:p>31.61948</text:p>
          </table:table-cell>
          <table:table-cell office:value-type="float" office:value="33.18881" calcext:value-type="float">
            <text:p>33.18881</text:p>
          </table:table-cell>
          <table:table-cell office:value-type="float" office:value="32.36001" calcext:value-type="float">
            <text:p>32.36001</text:p>
          </table:table-cell>
          <table:table-cell office:value-type="float" office:value="33.64056" calcext:value-type="float">
            <text:p>33.64056</text:p>
          </table:table-cell>
          <table:table-cell office:value-type="float" office:value="22.41368" calcext:value-type="float">
            <text:p>22.413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.2948" calcext:value-type="float">
            <text:p>35.2948</text:p>
          </table:table-cell>
          <table:table-cell office:value-type="float" office:value="36.63693" calcext:value-type="float">
            <text:p>36.63693</text:p>
          </table:table-cell>
          <table:table-cell office:value-type="float" office:value="35.64085" calcext:value-type="float">
            <text:p>35.64085</text:p>
          </table:table-cell>
          <table:table-cell office:value-type="float" office:value="36.12631" calcext:value-type="float">
            <text:p>36.12631</text:p>
          </table:table-cell>
          <table:table-cell office:value-type="float" office:value="24.94291" calcext:value-type="float">
            <text:p>24.9429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fcount-2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ensity-I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29929" calcext:value-type="float">
            <text:p>11.29929</text:p>
          </table:table-cell>
          <table:table-cell office:value-type="float" office:value="31.46449" calcext:value-type="float">
            <text:p>31.46449</text:p>
          </table:table-cell>
          <table:table-cell office:value-type="float" office:value="3.39717" calcext:value-type="float">
            <text:p>3.3971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.94452" calcext:value-type="float">
            <text:p>56.94452</text:p>
          </table:table-cell>
          <table:table-cell office:value-type="float" office:value="238.51731" calcext:value-type="float">
            <text:p>238.51731</text:p>
          </table:table-cell>
          <table:table-cell office:value-type="float" office:value="7.11155" calcext:value-type="float">
            <text:p>7.1115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.66892" calcext:value-type="float">
            <text:p>174.66892</text:p>
          </table:table-cell>
          <table:table-cell office:value-type="float" office:value="539.19136" calcext:value-type="float">
            <text:p>539.19136</text:p>
          </table:table-cell>
          <table:table-cell office:value-type="float" office:value="10.76988" calcext:value-type="float">
            <text:p>10.7698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9.54173" calcext:value-type="float">
            <text:p>329.54173</text:p>
          </table:table-cell>
          <table:table-cell/>
          <table:table-cell office:value-type="float" office:value="14.31075" calcext:value-type="float">
            <text:p>14.3107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79.34831" calcext:value-type="float">
            <text:p>479.34831</text:p>
          </table:table-cell>
          <table:table-cell/>
          <table:table-cell office:value-type="float" office:value="17.97852" calcext:value-type="float">
            <text:p>17.9785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ensity&gt;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63" calcext:value-type="float">
            <text:p>1.96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764" calcext:value-type="float">
            <text:p>8.76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8894" calcext:value-type="float">
            <text:p>27.889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.8022" calcext:value-type="float">
            <text:p>65.802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9.7704" calcext:value-type="float">
            <text:p>129.770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3.768" calcext:value-type="float">
            <text:p>223.76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6.5172" calcext:value-type="float">
            <text:p>356.517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6.7308" calcext:value-type="float">
            <text:p>536.730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59.817" calcext:value-type="float">
            <text:p>759.81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5.3788" calcext:value-type="float">
            <text:p>1035.378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23:49:50.557923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23:20:10.760277419</meta:creation-date>
    <dc:date>2016-05-19T00:10:17.428938271</dc:date>
    <meta:editing-duration>PT19M22S</meta:editing-duration>
    <meta:editing-cycles>3</meta:editing-cycles>
    <meta:generator>LibreOffice/5.1.2.2$Linux_X86_64 LibreOffice_project/10m0$Build-2</meta:generator>
    <meta:document-statistic meta:table-count="1" meta:cell-count="1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13.495cm" xlink:href=".." xlink:type="simple" chart:class="chart:scatter" chart:style-name="ch1">
        <chart:title svg:x="7.479cm" svg:y="0.405cm" chart:style-name="ch2">
          <text:p>C2D</text:p>
        </chart:title>
        <chart:subtitle svg:x="6.698cm" svg:y="1.453cm" chart:style-name="ch3">
          <text:p>Sort policies A</text:p>
        </chart:subtitle>
        <chart:legend chart:legend-position="end" svg:x="12.934cm" svg:y="5.452cm" style:legend-expansion="high" chart:style-name="ch4"/>
        <chart:plot-area chart:style-name="ch5" table:cell-range-address="Sheet1.A2:Sheet1.F11 Sheet1.B1:Sheet1.F1" chart:data-source-has-labels="row" svg:x="1.33cm" svg:y="2.405cm" svg:width="11.285cm" svg:height="9.84cm">
          <chartooo:coordinate-region svg:x="1.951cm" svg:y="2.604cm" svg:width="10.292cm" svg:height="8.994cm"/>
          <chart:axis chart:dimension="x" chart:name="primary-x" chart:style-name="ch6">
            <chart:title svg:x="6.346cm" svg:y="12.514cm" chart:style-name="ch7">
              <text:p>Set size</text:p>
            </chart:title>
          </chart:axis>
          <chart:axis chart:dimension="y" chart:name="primary-y" chart:style-name="ch6">
            <chart:title svg:x="0.451cm" svg:y="7.766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1" chart:values-cell-range-address="Sheet1.C2:Sheet1.C11" chart:label-cell-address="Sheet1.C1:Sheet1.C1" chart:class="chart:scatter">
            <chart:data-point chart:repeated="10"/>
          </chart:series>
          <chart:series chart:style-name="ch12" chart:values-cell-range-address="Sheet1.D2:Sheet1.D11" chart:label-cell-address="Sheet1.D1:Sheet1.D1" chart:class="chart:scatter">
            <chart:data-point chart:repeated="10"/>
          </chart:series>
          <chart:series chart:style-name="ch13" chart:values-cell-range-address="Sheet1.E2:Sheet1.E11" chart:label-cell-address="Sheet1.E1:Sheet1.E1" chart:class="chart:scatter">
            <chart:data-point chart:repeated="10"/>
          </chart:series>
          <chart:series chart:style-name="ch14" chart:values-cell-range-address="Sheet1.F2:Sheet1.F11" chart:label-cell-address="Sheet1.F1:Sheet1.F1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ze</text:p>
                <draw:g>
                  <svg:desc>Sheet1.B1:Sheet1.B1</svg:desc>
                </draw:g>
              </table:table-cell>
              <table:table-cell office:value-type="string">
                <text:p>Offset</text:p>
                <draw:g>
                  <svg:desc>Sheet1.C1:Sheet1.C1</svg:desc>
                </draw:g>
              </table:table-cell>
              <table:table-cell office:value-type="string">
                <text:p>Density-I</text:p>
                <draw:g>
                  <svg:desc>Sheet1.D1:Sheet1.D1</svg:desc>
                </draw:g>
              </table:table-cell>
              <table:table-cell office:value-type="string">
                <text:p>Refcount</text:p>
                <draw:g>
                  <svg:desc>Sheet1.E1:Sheet1.E1</svg:desc>
                </draw:g>
              </table:table-cell>
              <table:table-cell office:value-type="string">
                <text:p>HashOffse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2.62587">
                <text:p>2.62587</text:p>
                <draw:g>
                  <svg:desc>Sheet1.B2:Sheet1.B11</svg:desc>
                </draw:g>
              </table:table-cell>
              <table:table-cell office:value-type="float" office:value="2.83444">
                <text:p>2.83444</text:p>
                <draw:g>
                  <svg:desc>Sheet1.C2:Sheet1.C11</svg:desc>
                </draw:g>
              </table:table-cell>
              <table:table-cell office:value-type="float" office:value="3.39717">
                <text:p>3.39717</text:p>
                <draw:g>
                  <svg:desc>Sheet1.D2:Sheet1.D11</svg:desc>
                </draw:g>
              </table:table-cell>
              <table:table-cell office:value-type="float" office:value="3.22665">
                <text:p>3.22665</text:p>
                <draw:g>
                  <svg:desc>Sheet1.E2:Sheet1.E11</svg:desc>
                </draw:g>
              </table:table-cell>
              <table:table-cell office:value-type="float" office:value="2.342">
                <text:p>2.342</text:p>
                <draw:g>
                  <svg:desc>Sheet1.F2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.99832">
                <text:p>5.99832</text:p>
              </table:table-cell>
              <table:table-cell office:value-type="float" office:value="5.96563">
                <text:p>5.96563</text:p>
              </table:table-cell>
              <table:table-cell office:value-type="float" office:value="7.11155">
                <text:p>7.11155</text:p>
              </table:table-cell>
              <table:table-cell office:value-type="float" office:value="6.87806">
                <text:p>6.87806</text:p>
              </table:table-cell>
              <table:table-cell office:value-type="float" office:value="4.77044">
                <text:p>4.77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9.34051">
                <text:p>9.34051</text:p>
              </table:table-cell>
              <table:table-cell office:value-type="float" office:value="9.33074">
                <text:p>9.33074</text:p>
              </table:table-cell>
              <table:table-cell office:value-type="float" office:value="10.76988">
                <text:p>10.76988</text:p>
              </table:table-cell>
              <table:table-cell office:value-type="float" office:value="10.38759">
                <text:p>10.38759</text:p>
              </table:table-cell>
              <table:table-cell office:value-type="float" office:value="7.17954">
                <text:p>7.17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3.12436">
                <text:p>13.12436</text:p>
              </table:table-cell>
              <table:table-cell office:value-type="float" office:value="13.21386">
                <text:p>13.21386</text:p>
              </table:table-cell>
              <table:table-cell office:value-type="float" office:value="14.31075">
                <text:p>14.31075</text:p>
              </table:table-cell>
              <table:table-cell office:value-type="float" office:value="14.77382">
                <text:p>14.77382</text:p>
              </table:table-cell>
              <table:table-cell office:value-type="float" office:value="9.97096">
                <text:p>9.97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6.85702">
                <text:p>16.85702</text:p>
              </table:table-cell>
              <table:table-cell office:value-type="float" office:value="17.10875">
                <text:p>17.10875</text:p>
              </table:table-cell>
              <table:table-cell office:value-type="float" office:value="17.97852">
                <text:p>17.97852</text:p>
              </table:table-cell>
              <table:table-cell office:value-type="float" office:value="18.08636">
                <text:p>18.08636</text:p>
              </table:table-cell>
              <table:table-cell office:value-type="float" office:value="12.09742">
                <text:p>12.09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0.8643">
                <text:p>20.8643</text:p>
              </table:table-cell>
              <table:table-cell office:value-type="float" office:value="20.80486">
                <text:p>20.80486</text:p>
              </table:table-cell>
              <table:table-cell office:value-type="float" office:value="21.32295">
                <text:p>21.32295</text:p>
              </table:table-cell>
              <table:table-cell office:value-type="float" office:value="21.96532">
                <text:p>21.96532</text:p>
              </table:table-cell>
              <table:table-cell office:value-type="float" office:value="14.61533">
                <text:p>14.61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.39582">
                <text:p>24.39582</text:p>
              </table:table-cell>
              <table:table-cell office:value-type="float" office:value="25.08274">
                <text:p>25.08274</text:p>
              </table:table-cell>
              <table:table-cell office:value-type="float" office:value="25.46801">
                <text:p>25.46801</text:p>
              </table:table-cell>
              <table:table-cell office:value-type="float" office:value="25.04997">
                <text:p>25.04997</text:p>
              </table:table-cell>
              <table:table-cell office:value-type="float" office:value="17.16688">
                <text:p>17.16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8.27618">
                <text:p>28.27618</text:p>
              </table:table-cell>
              <table:table-cell office:value-type="float" office:value="29.10953">
                <text:p>29.10953</text:p>
              </table:table-cell>
              <table:table-cell office:value-type="float" office:value="29.10615">
                <text:p>29.10615</text:p>
              </table:table-cell>
              <table:table-cell office:value-type="float" office:value="30.03521">
                <text:p>30.03521</text:p>
              </table:table-cell>
              <table:table-cell office:value-type="float" office:value="19.47466">
                <text:p>19.47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1.61948">
                <text:p>31.61948</text:p>
              </table:table-cell>
              <table:table-cell office:value-type="float" office:value="33.18881">
                <text:p>33.18881</text:p>
              </table:table-cell>
              <table:table-cell office:value-type="float" office:value="32.36001">
                <text:p>32.36001</text:p>
              </table:table-cell>
              <table:table-cell office:value-type="float" office:value="33.64056">
                <text:p>33.64056</text:p>
              </table:table-cell>
              <table:table-cell office:value-type="float" office:value="22.41368">
                <text:p>22.41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5.2948">
                <text:p>35.2948</text:p>
              </table:table-cell>
              <table:table-cell office:value-type="float" office:value="36.63693">
                <text:p>36.63693</text:p>
              </table:table-cell>
              <table:table-cell office:value-type="float" office:value="35.64085">
                <text:p>35.64085</text:p>
              </table:table-cell>
              <table:table-cell office:value-type="float" office:value="36.12631">
                <text:p>36.12631</text:p>
              </table:table-cell>
              <table:table-cell office:value-type="float" office:value="24.94291">
                <text:p>24.94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1.661cm" xlink:href=".." xlink:type="simple" chart:class="chart:scatter" chart:style-name="ch1">
        <chart:title svg:x="7.479cm" svg:y="0.369cm" chart:style-name="ch2">
          <text:p>C2D</text:p>
        </chart:title>
        <chart:subtitle svg:x="6.646cm" svg:y="1.381cm" chart:style-name="ch3">
          <text:p>Sort pollicies B</text:p>
        </chart:subtitle>
        <chart:legend chart:legend-position="end" svg:x="12.987cm" svg:y="5.033cm" style:legend-expansion="high" chart:style-name="ch4"/>
        <chart:plot-area chart:style-name="ch5" table:cell-range-address="Sheet1.A14:Sheet1.D18 Sheet1.B13:Sheet1.D13" chart:data-source-has-labels="row" svg:x="1.33cm" svg:y="2.297cm" svg:width="11.338cm" svg:height="8.15cm">
          <chartooo:coordinate-region svg:x="2.137cm" svg:y="2.497cm" svg:width="10.252cm" svg:height="7.303cm"/>
          <chart:axis chart:dimension="x" chart:name="primary-x" chart:style-name="ch6">
            <chart:title svg:x="6.373cm" svg:y="10.68cm" chart:style-name="ch7">
              <text:p>Set size</text:p>
            </chart:title>
          </chart:axis>
          <chart:axis chart:dimension="y" chart:name="primary-y" chart:style-name="ch6">
            <chart:title svg:x="0.451cm" svg:y="6.813cm" chart:style-name="ch8">
              <text:p>msec</text:p>
            </chart:title>
            <chart:grid chart:style-name="ch9" chart:class="major"/>
          </chart:axis>
          <chart:series chart:style-name="ch10" chart:values-cell-range-address="Sheet1.B14:Sheet1.B18" chart:label-cell-address="Sheet1.B13:Sheet1.B13" chart:class="chart:scatter">
            <chart:domain table:cell-range-address="Sheet1.A14:Sheet1.A18"/>
            <chart:data-point chart:repeated="5"/>
          </chart:series>
          <chart:series chart:style-name="ch11" chart:values-cell-range-address="Sheet1.C14:Sheet1.C18" chart:label-cell-address="Sheet1.C13:Sheet1.C13" chart:class="chart:scatter">
            <chart:data-point chart:repeated="5"/>
          </chart:series>
          <chart:series chart:style-name="ch12" chart:values-cell-range-address="Sheet1.D14:Sheet1.D18" chart:label-cell-address="Sheet1.D13:Sheet1.D1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count-2</text:p>
                <draw:g>
                  <svg:desc>Sheet1.B13:Sheet1.B13</svg:desc>
                </draw:g>
              </table:table-cell>
              <table:table-cell office:value-type="string">
                <text:p>Weight</text:p>
                <draw:g>
                  <svg:desc>Sheet1.C13:Sheet1.C13</svg:desc>
                </draw:g>
              </table:table-cell>
              <table:table-cell office:value-type="string">
                <text:p>Density-I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14:Sheet1.A18</svg:desc>
                </draw:g>
              </table:table-cell>
              <table:table-cell office:value-type="float" office:value="11.29929">
                <text:p>11.29929</text:p>
                <draw:g>
                  <svg:desc>Sheet1.B14:Sheet1.B18</svg:desc>
                </draw:g>
              </table:table-cell>
              <table:table-cell office:value-type="float" office:value="31.46449">
                <text:p>31.46449</text:p>
                <draw:g>
                  <svg:desc>Sheet1.C14:Sheet1.C18</svg:desc>
                </draw:g>
              </table:table-cell>
              <table:table-cell office:value-type="float" office:value="3.39717">
                <text:p>3.39717</text:p>
                <draw:g>
                  <svg:desc>Sheet1.D14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6.94452">
                <text:p>56.94452</text:p>
              </table:table-cell>
              <table:table-cell office:value-type="float" office:value="238.51731">
                <text:p>238.51731</text:p>
              </table:table-cell>
              <table:table-cell office:value-type="float" office:value="7.11155">
                <text:p>7.11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74.66892">
                <text:p>174.66892</text:p>
              </table:table-cell>
              <table:table-cell office:value-type="float" office:value="539.19136">
                <text:p>539.19136</text:p>
              </table:table-cell>
              <table:table-cell office:value-type="float" office:value="10.76988">
                <text:p>10.76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29.54173">
                <text:p>329.54173</text:p>
              </table:table-cell>
              <table:table-cell office:value-type="float" office:value="NaN">
                <text:p>NaN</text:p>
              </table:table-cell>
              <table:table-cell office:value-type="float" office:value="14.31075">
                <text:p>14.31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79.34831">
                <text:p>479.34831</text:p>
              </table:table-cell>
              <table:table-cell office:value-type="float" office:value="NaN">
                <text:p>NaN</text:p>
              </table:table-cell>
              <table:table-cell office:value-type="float" office:value="17.97852">
                <text:p>17.97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11.37cm" xlink:href=".." xlink:type="simple" chart:class="chart:scatter" chart:style-name="ch1">
        <chart:title svg:x="7.479cm" svg:y="0.443cm" chart:style-name="ch2">
          <text:p>C2D</text:p>
        </chart:title>
        <chart:subtitle svg:x="6.632cm" svg:y="1.369cm" chart:style-name="ch3">
          <text:p>Sort pollicies C</text:p>
        </chart:subtitle>
        <chart:legend chart:legend-position="end" svg:x="13.094cm" svg:y="5.386cm" style:legend-expansion="high" chart:style-name="ch4"/>
        <chart:plot-area chart:style-name="ch5" table:cell-range-address="Sheet1.A21:Sheet1.B30 Sheet1.B20:Sheet1.B20" chart:data-source-has-labels="row" svg:x="1.33cm" svg:y="2.279cm" svg:width="11.445cm" svg:height="7.883cm">
          <chartooo:coordinate-region svg:x="2.137cm" svg:y="2.478cm" svg:width="10.266cm" svg:height="7.037cm"/>
          <chart:axis chart:dimension="x" chart:name="primary-x" chart:style-name="ch6">
            <chart:title svg:x="6.426cm" svg:y="10.389cm" chart:style-name="ch7">
              <text:p>Set size</text:p>
            </chart:title>
          </chart:axis>
          <chart:axis chart:dimension="y" chart:name="primary-y" chart:style-name="ch6">
            <chart:title svg:x="0.451cm" svg:y="6.661cm" chart:style-name="ch8">
              <text:p>msec</text:p>
            </chart:title>
            <chart:grid chart:style-name="ch9" chart:class="major"/>
          </chart:axis>
          <chart:series chart:style-name="ch10" chart:values-cell-range-address="Sheet1.B21:Sheet1.B30" chart:label-cell-address="Sheet1.B20:Sheet1.B20" chart:class="chart:scatter">
            <chart:domain table:cell-range-address="Sheet1.A21:Sheet1.A3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ity&gt;1</text:p>
                <draw:g>
                  <svg:desc>Sheet1.B20:Sheet1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1:Sheet1.A30</svg:desc>
                </draw:g>
              </table:table-cell>
              <table:table-cell office:value-type="float" office:value="1.963">
                <text:p>1.963</text:p>
                <draw:g>
                  <svg:desc>Sheet1.B21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.764">
                <text:p>8.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7.8894">
                <text:p>27.8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5.8022">
                <text:p>65.8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9.7704">
                <text:p>129.7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23.768">
                <text:p>223.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56.5172">
                <text:p>356.5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36.7308">
                <text:p>536.7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759.817">
                <text:p>759.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35.3788">
                <text:p>1035.37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